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list-style-name="WWNum3">
      <style:paragraph-properties fo:margin-left="0.5in" fo:margin-right="-0.0209in" fo:margin-top="0.0835in" fo:margin-bottom="0in" loext:contextual-spacing="false" fo:line-height="100%" fo:text-indent="-0.25in" style:auto-text-indent="false" fo:padding="0in" fo:border="non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  <style:text-properties style:text-underline-style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8" style:family="paragraph" style:parent-style-name="Subtitle">
      <style:paragraph-properties fo:padding="0in" fo:border="none"/>
    </style:style>
    <style:style style:name="P9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10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2">
      <style:paragraph-properties fo:padding="0in" fo:border="none"/>
    </style:style>
    <style:style style:name="P13" style:family="paragraph" style:parent-style-name="Title" style:master-page-name="First_20_Page">
      <style:paragraph-properties style:page-number="1" fo:padding="0in" fo:border="none"/>
    </style:style>
    <style:style style:name="T1" style:family="text">
      <style:text-properties fo:color="#f75d5d" fo:font-size="36pt" style:font-size-asian="36pt" style:font-size-complex="36pt"/>
    </style:style>
    <style:style style:name="T2" style:family="text">
      <style:text-properties fo:font-weight="normal" style:font-weight-asian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hhevn0icya3z"/>Team Meeting</text:p>
      <text:p text:style-name="P8"><text:bookmark text:name="_6bc6e5a12ww9"/>23 December 2019 <text:span text:style-name="T2">/ 10:00 PM (</text:span><text:span text:style-name="T3">TBA</text:span><text:span text:style-name="T2">) / Discord Channel: </text:span><text:span text:style-name="T4">weekly-team-meeting</text:span><text:span text:style-name="T2"> </text:span></text:p>
      <text:p text:style-name="P11"><text:bookmark text:name="_d7c6siica7vj"/>Attendees </text:p>
      <text:p text:style-name="P1">Doug Barrett, Sean, Matt, David Ramble, Adam, Kyle</text:p>
      <text:p text:style-name="P11"><text:bookmark text:name="_bx9u4mwuq9wu"/>Agenda</text:p>
      <text:p text:style-name="P12"><text:bookmark text:name="_cllctxd68p6"/>Last Meeting Follow-up</text:p>
      <text:list xml:id="list2275317668" text:style-name="WWNum3">
        <text:list-item>
          <text:p text:style-name="P2">(NONE)</text:p>
        </text:list-item>
      </text:list>
      <text:p text:style-name="P12"><text:bookmark text:name="_t6mt4yhxr2fu"/>New Business</text:p>
      <text:list xml:id="list184532309821794" text:continue-numbering="true" text:style-name="WWNum3">
        <text:list-item>
          <text:p text:style-name="P3">Team Name </text:p>
        </text:list-item>
        <text:list-item>
          <text:p text:style-name="P3">Personal Profile Info from the last assessment.</text:p>
        </text:list-item>
        <text:list-item>
          <text:p text:style-name="P3">Job Roles</text:p>
        </text:list-item>
        <text:list-item>
          <text:p text:style-name="P3">Expected Input required from members</text:p>
        </text:list-item>
      </text:list>
      <text:p text:style-name="P11"><text:bookmark text:name="_v28k6emdbgnv"/>Notes</text:p>
      <text:list xml:id="list2330588230" text:style-name="WWNum1">
        <text:list-item>
          <text:p text:style-name="P5"/>
        </text:list-item>
      </text:list>
      <text:p text:style-name="P11"><text:bookmark text:name="_pqv95n650218"/>Action Items</text:p>
      <text:list xml:id="list3034388127" text:style-name="WWNum2">
        <text:list-item>
          <text:p text:style-name="P4"/>
        </text:list-item>
      </text:list>
      <text:p text:style-name="P11"><text:bookmark text:name="_vquozmyn3gny"/>Next Meeting Agend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66666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666666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8.7917in" fo:margin-left="-1.232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896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8" meta:word-count="59" meta:character-count="343" meta:non-whitespace-character-count="304"/>
    <meta:generator>LibreOfficeDev/6.0.5.2$Linux_X86_64 LibreOffice_project/</meta:generator>
  </office:meta>
</office:document-meta>
</file>